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1cm"/>
    </style:style>
    <style:style style:name="gr2" style:family="graphic" style:parent-style-name="standard">
      <style:graphic-properties svg:stroke-color="#89c765" draw:fill-color="#add58a" draw:textarea-horizontal-align="justify" draw:textarea-vertical-align="middle" draw:auto-grow-height="false" fo:min-height="1.126cm" fo:min-width="0.876cm"/>
    </style:style>
    <style:style style:name="gr3" style:family="graphic" style:parent-style-name="standard">
      <style:graphic-properties svg:stroke-color="#ed1c24" draw:fill-color="#ed1c24" draw:textarea-horizontal-align="justify" draw:textarea-vertical-align="middle" draw:auto-grow-height="false" fo:min-height="0.004cm" fo:min-width="0.167cm"/>
    </style:style>
    <style:style style:name="gr4" style:family="graphic" style:parent-style-name="objectwithoutfill">
      <style:graphic-properties svg:stroke-width="0.106cm" svg:stroke-color="#826aa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textarea-horizontal-align="justify" draw:textarea-vertical-align="middle" draw:auto-grow-height="false" fo:min-height="6.608cm" fo:min-width="0.2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9" style:family="graphic" style:parent-style-name="objectwithoutfill">
      <style:graphic-properties svg:stroke-width="0.106cm" svg:stroke-color="#5565a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26cm"/>
    </style:style>
    <style:style style:name="gr12" style:family="graphic" style:parent-style-name="objectwithoutfill">
      <style:graphic-properties svg:stroke-width="0.106cm" svg:stroke-color="#826aa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color="#ed1c24" draw:fill-color="#ed1c24" draw:textarea-horizontal-align="justify" draw:textarea-vertical-align="middle" draw:auto-grow-height="false" fo:min-height="0.004cm" fo:min-width="0.963cm"/>
    </style:style>
    <style:style style:name="gr14" style:family="graphic" style:parent-style-name="standard">
      <style:graphic-properties svg:stroke-color="#faa61a" draw:fill-color="#faa61a" draw:textarea-horizontal-align="justify" draw:textarea-vertical-align="middle" draw:auto-grow-height="false" fo:min-height="1.126cm" fo:min-width="0.8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add58a"/>
      <style:paragraph-properties fo:text-align="center"/>
    </style:style>
    <style:style style:name="P3" style:family="paragraph">
      <loext:graphic-properties draw:fill-color="#ed1c24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loext:graphic-properties draw:fill-color="#faa61a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71cm" svg:height="0.962cm" svg:x="6.763cm" svg:y="6.455cm">
          <draw:text-box>
            <text:p>[t=-1]</text:p>
          </draw:text-box>
        </draw:frame>
        <draw:frame draw:style-name="gr1" draw:text-style-name="P1" draw:layer="layout" svg:width="1.971cm" svg:height="0.962cm" svg:x="4.563cm" svg:y="6.455cm">
          <draw:text-box>
            <text:p>[t=-2]</text:p>
          </draw:text-box>
        </draw:frame>
        <draw:frame draw:style-name="gr1" draw:text-style-name="P1" draw:layer="layout" svg:width="1.971cm" svg:height="0.962cm" svg:x="2.263cm" svg:y="6.455cm">
          <draw:text-box>
            <text:p>[t=-3]</text:p>
          </draw:text-box>
        </draw:frame>
        <draw:frame draw:style-name="gr1" draw:text-style-name="P1" draw:layer="layout" svg:width="1.971cm" svg:height="0.962cm" svg:x="0.163cm" svg:y="6.455cm">
          <draw:text-box>
            <text:p>[t=-4]</text:p>
          </draw:text-box>
        </draw:frame>
        <draw:custom-shape draw:style-name="gr2" draw:text-style-name="P2" draw:layer="layout" svg:width="1.524cm" svg:height="1.524cm" svg:x="0.295cm" svg:y="2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62cm" svg:height="0.508cm" svg:x="1.673cm" svg:y="3.3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24cm" svg:height="1.524cm" svg:x="2.496cm" svg:y="2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62cm" svg:height="0.508cm" svg:x="3.874cm" svg:y="3.3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24cm" svg:height="1.524cm" svg:x="4.697cm" svg:y="2.8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62cm" svg:height="0.508cm" svg:x="6.075cm" svg:y="3.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24cm" svg:height="1.524cm" svg:x="6.898cm" svg:y="2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.057cm" svg:y1="6.62cm" svg:x2="1.057cm" svg:y2="4.588cm">
          <text:p/>
        </draw:line>
        <draw:line draw:style-name="gr4" draw:text-style-name="P4" draw:layer="layout" svg:x1="3.257cm" svg:y1="6.647cm" svg:x2="3.257cm" svg:y2="4.615cm">
          <text:p/>
        </draw:line>
        <draw:line draw:style-name="gr4" draw:text-style-name="P4" draw:layer="layout" svg:x1="5.457cm" svg:y1="6.674cm" svg:x2="5.457cm" svg:y2="4.642cm">
          <text:p/>
        </draw:line>
        <draw:line draw:style-name="gr4" draw:text-style-name="P4" draw:layer="layout" svg:x1="7.657cm" svg:y1="6.701cm" svg:x2="7.657cm" svg:y2="4.669cm">
          <text:p/>
        </draw:line>
        <draw:custom-shape draw:style-name="gr3" draw:text-style-name="P3" draw:layer="layout" svg:width="0.762cm" svg:height="0.508cm" svg:x="8.276cm" svg:y="3.3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762cm" svg:height="6.858cm" svg:x="9.5cm" svg:y="0.14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4.092cm" svg:height="0.962cm" draw:transform="rotate (-1.5707963267949) translate (10.375cm 1.665cm)">
          <draw:text-box>
            <text:p>Dense Layer</text:p>
          </draw:text-box>
        </draw:frame>
        <draw:frame draw:style-name="gr7" draw:text-style-name="P1" draw:layer="layout" svg:width="2.54cm" svg:height="0.962cm" svg:x="10.308cm" svg:y="2.988cm">
          <draw:text-box>
            <text:p>….</text:p>
          </draw:text-box>
        </draw:frame>
        <draw:custom-shape draw:style-name="gr5" draw:text-style-name="P5" draw:layer="layout" svg:width="0.762cm" svg:height="6.858cm" svg:x="11.7cm" svg:y="0.148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4.168cm" svg:height="0.962cm" draw:transform="rotate (-1.5707963267949) translate (12.575cm 1.565cm)">
          <draw:text-box>
            <text:p>Output Layer</text:p>
          </draw:text-box>
        </draw:frame>
        <draw:line draw:style-name="gr9" draw:text-style-name="P4" draw:layer="layout" svg:x1="12.74cm" svg:y1="0.794cm" svg:x2="14.772cm" svg:y2="0.794cm">
          <text:p/>
        </draw:line>
        <draw:line draw:style-name="gr9" draw:text-style-name="P4" draw:layer="layout" svg:x1="12.714cm" svg:y1="2.594cm" svg:x2="14.746cm" svg:y2="2.594cm">
          <text:p/>
        </draw:line>
        <draw:line draw:style-name="gr9" draw:text-style-name="P4" draw:layer="layout" svg:x1="12.688cm" svg:y1="4.494cm" svg:x2="14.72cm" svg:y2="4.494cm">
          <text:p/>
        </draw:line>
        <draw:line draw:style-name="gr9" draw:text-style-name="P4" draw:layer="layout" svg:x1="12.662cm" svg:y1="6.394cm" svg:x2="14.694cm" svg:y2="6.394cm">
          <text:p/>
        </draw:line>
        <draw:frame draw:style-name="gr10" draw:text-style-name="P1" draw:layer="layout" svg:width="1.759cm" svg:height="0.962cm" svg:x="14.745cm" svg:y="0.24cm">
          <draw:text-box>
            <text:p>[t=0]</text:p>
          </draw:text-box>
        </draw:frame>
        <draw:frame draw:style-name="gr10" draw:text-style-name="P1" draw:layer="layout" svg:width="1.759cm" svg:height="0.962cm" svg:x="14.746cm" svg:y="2.04cm">
          <draw:text-box>
            <text:p>[t=1]</text:p>
          </draw:text-box>
        </draw:frame>
        <draw:frame draw:style-name="gr10" draw:text-style-name="P1" draw:layer="layout" svg:width="1.759cm" svg:height="0.962cm" svg:x="14.747cm" svg:y="3.94cm">
          <draw:text-box>
            <text:p>[t=2]</text:p>
          </draw:text-box>
        </draw:frame>
        <draw:frame draw:style-name="gr10" draw:text-style-name="P1" draw:layer="layout" svg:width="1.759cm" svg:height="0.962cm" svg:x="14.748cm" svg:y="5.84cm">
          <draw:text-box>
            <text:p>[t=3]</text:p>
          </draw:text-box>
        </draw:frame>
        <draw:frame draw:style-name="gr11" draw:text-style-name="P6" draw:layer="layout" svg:width="4.126cm" svg:height="0.962cm" svg:x="0.516cm" svg:y="0.17cm">
          <draw:text-box>
            <text:p><text:span text:style-name="T1">RNN2Dense</text:span></text:p>
          </draw:text-box>
        </draw:frame>
        <draw:line draw:style-name="gr12" draw:text-style-name="P4" draw:layer="layout" svg:x1="16.324cm" svg:y1="11.476cm" svg:x2="16.324cm" svg:y2="15.032cm">
          <text:p/>
        </draw:line>
        <draw:line draw:style-name="gr12" draw:text-style-name="P4" draw:layer="layout" svg:x1="14.124cm" svg:y1="11.476cm" svg:x2="14.124cm" svg:y2="15.032cm">
          <text:p/>
        </draw:line>
        <draw:line draw:style-name="gr12" draw:text-style-name="P4" draw:layer="layout" svg:x1="12.024cm" svg:y1="11.349cm" svg:x2="12.024cm" svg:y2="14.905cm">
          <text:p/>
        </draw:line>
        <draw:frame draw:style-name="gr1" draw:text-style-name="P1" draw:layer="layout" svg:width="1.971cm" svg:height="0.962cm" svg:x="7.062cm" svg:y="15.756cm">
          <draw:text-box>
            <text:p>[t=-1]</text:p>
          </draw:text-box>
        </draw:frame>
        <draw:frame draw:style-name="gr1" draw:text-style-name="P1" draw:layer="layout" svg:width="1.971cm" svg:height="0.962cm" svg:x="4.862cm" svg:y="15.756cm">
          <draw:text-box>
            <text:p>[t=-2]</text:p>
          </draw:text-box>
        </draw:frame>
        <draw:frame draw:style-name="gr1" draw:text-style-name="P1" draw:layer="layout" svg:width="1.971cm" svg:height="0.962cm" svg:x="2.562cm" svg:y="15.756cm">
          <draw:text-box>
            <text:p>[t=-3]</text:p>
          </draw:text-box>
        </draw:frame>
        <draw:frame draw:style-name="gr1" draw:text-style-name="P1" draw:layer="layout" svg:width="1.971cm" svg:height="0.962cm" svg:x="0.462cm" svg:y="15.756cm">
          <draw:text-box>
            <text:p>[t=-4]</text:p>
          </draw:text-box>
        </draw:frame>
        <draw:custom-shape draw:style-name="gr2" draw:text-style-name="P2" draw:layer="layout" svg:width="1.524cm" svg:height="1.524cm" svg:x="0.594cm" svg:y="12.1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62cm" svg:height="0.508cm" svg:x="1.972cm" svg:y="12.6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24cm" svg:height="1.524cm" svg:x="2.795cm" svg:y="12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62cm" svg:height="0.508cm" svg:x="4.173cm" svg:y="12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24cm" svg:height="1.524cm" svg:x="4.996cm" svg:y="12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62cm" svg:height="0.508cm" svg:x="6.374cm" svg:y="12.6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24cm" svg:height="1.524cm" svg:x="7.197cm" svg:y="12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671cm" svg:height="0.508cm" svg:x="8.575cm" svg:y="12.6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0.295cm" svg:y="12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62cm" svg:height="0.508cm" svg:x="11.673cm" svg:y="12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2.496cm" svg:y="12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62cm" svg:height="0.508cm" svg:x="13.874cm" svg:y="12.6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4.697cm" svg:y="12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62cm" svg:height="0.508cm" svg:x="16.075cm" svg:y="12.6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6.898cm" svg:y="12.1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.356cm" svg:y1="15.921cm" svg:x2="1.356cm" svg:y2="13.889cm">
          <text:p/>
        </draw:line>
        <draw:line draw:style-name="gr4" draw:text-style-name="P4" draw:layer="layout" svg:x1="3.556cm" svg:y1="15.948cm" svg:x2="3.556cm" svg:y2="13.916cm">
          <text:p/>
        </draw:line>
        <draw:line draw:style-name="gr4" draw:text-style-name="P4" draw:layer="layout" svg:x1="5.756cm" svg:y1="15.975cm" svg:x2="5.756cm" svg:y2="13.943cm">
          <text:p/>
        </draw:line>
        <draw:line draw:style-name="gr4" draw:text-style-name="P4" draw:layer="layout" svg:x1="7.956cm" svg:y1="16.002cm" svg:x2="7.956cm" svg:y2="13.97cm">
          <text:p/>
        </draw:line>
        <draw:line draw:style-name="gr4" draw:text-style-name="P4" draw:layer="layout" svg:x1="11.262cm" svg:y1="14.905cm" svg:x2="11.262cm" svg:y2="13.636cm">
          <text:p/>
        </draw:line>
        <draw:line draw:style-name="gr4" draw:text-style-name="P4" draw:layer="layout" svg:x1="11.156cm" svg:y1="12.056cm" svg:x2="11.156cm" svg:y2="10.024cm">
          <text:p/>
        </draw:line>
        <draw:line draw:style-name="gr12" draw:text-style-name="P4" draw:layer="layout" svg:x1="11.156cm" svg:y1="11.349cm" svg:x2="12.024cm" svg:y2="11.349cm">
          <text:p/>
        </draw:line>
        <draw:line draw:style-name="gr12" draw:text-style-name="P4" draw:layer="layout" svg:x1="12.024cm" svg:y1="14.905cm" svg:x2="13.294cm" svg:y2="14.905cm">
          <text:p/>
        </draw:line>
        <draw:line draw:style-name="gr4" draw:text-style-name="P4" draw:layer="layout" svg:x1="13.294cm" svg:y1="14.905cm" svg:x2="13.294cm" svg:y2="13.637cm">
          <text:p/>
        </draw:line>
        <draw:line draw:style-name="gr12" draw:text-style-name="P4" draw:layer="layout" svg:x1="15.456cm" svg:y1="11.476cm" svg:x2="16.324cm" svg:y2="11.476cm">
          <text:p/>
        </draw:line>
        <draw:line draw:style-name="gr12" draw:text-style-name="P4" draw:layer="layout" svg:x1="16.324cm" svg:y1="15.032cm" svg:x2="17.594cm" svg:y2="15.032cm">
          <text:p/>
        </draw:line>
        <draw:line draw:style-name="gr4" draw:text-style-name="P4" draw:layer="layout" svg:x1="17.594cm" svg:y1="15.059cm" svg:x2="17.594cm" svg:y2="13.791cm">
          <text:p/>
        </draw:line>
        <draw:line draw:style-name="gr4" draw:text-style-name="P4" draw:layer="layout" svg:x1="15.456cm" svg:y1="12.11cm" svg:x2="15.456cm" svg:y2="10.078cm">
          <text:p/>
        </draw:line>
        <draw:line draw:style-name="gr12" draw:text-style-name="P4" draw:layer="layout" svg:x1="13.256cm" svg:y1="11.476cm" svg:x2="14.124cm" svg:y2="11.476cm">
          <text:p/>
        </draw:line>
        <draw:line draw:style-name="gr12" draw:text-style-name="P4" draw:layer="layout" svg:x1="14.124cm" svg:y1="15.032cm" svg:x2="15.394cm" svg:y2="15.032cm">
          <text:p/>
        </draw:line>
        <draw:line draw:style-name="gr4" draw:text-style-name="P4" draw:layer="layout" svg:x1="15.394cm" svg:y1="15.059cm" svg:x2="15.394cm" svg:y2="13.791cm">
          <text:p/>
        </draw:line>
        <draw:line draw:style-name="gr4" draw:text-style-name="P4" draw:layer="layout" svg:x1="13.256cm" svg:y1="12.11cm" svg:x2="13.256cm" svg:y2="10.078cm">
          <text:p/>
        </draw:line>
        <draw:frame draw:style-name="gr15" draw:text-style-name="P1" draw:layer="layout" svg:width="2.094cm" svg:height="0.962cm" svg:x="10.263cm" svg:y="15.056cm">
          <draw:text-box>
            <text:p>[start]</text:p>
          </draw:text-box>
        </draw:frame>
        <draw:line draw:style-name="gr4" draw:text-style-name="P4" draw:layer="layout" svg:x1="17.556cm" svg:y1="12.137cm" svg:x2="17.556cm" svg:y2="10.105cm">
          <text:p/>
        </draw:line>
        <draw:frame draw:style-name="gr10" draw:text-style-name="P1" draw:layer="layout" svg:width="1.759cm" svg:height="0.962cm" svg:x="16.763cm" svg:y="9.156cm">
          <draw:text-box>
            <text:p>[t=3]</text:p>
          </draw:text-box>
        </draw:frame>
        <draw:frame draw:style-name="gr10" draw:text-style-name="P1" draw:layer="layout" svg:width="1.759cm" svg:height="0.962cm" svg:x="14.663cm" svg:y="9.156cm">
          <draw:text-box>
            <text:p>[t=2]</text:p>
          </draw:text-box>
        </draw:frame>
        <draw:frame draw:style-name="gr10" draw:text-style-name="P1" draw:layer="layout" svg:width="1.759cm" svg:height="0.962cm" svg:x="12.363cm" svg:y="9.156cm">
          <draw:text-box>
            <text:p>[t=1]</text:p>
          </draw:text-box>
        </draw:frame>
        <draw:frame draw:style-name="gr10" draw:text-style-name="P1" draw:layer="layout" svg:width="1.759cm" svg:height="0.962cm" svg:x="10.363cm" svg:y="9.156cm">
          <draw:text-box>
            <text:p>[t=0]</text:p>
          </draw:text-box>
        </draw:frame>
        <draw:frame draw:style-name="gr16" draw:text-style-name="P6" draw:layer="layout" svg:width="7.953cm" svg:height="1.673cm" svg:x="0.616cm" svg:y="8.771cm">
          <draw:text-box>
            <text:p><text:span text:style-name="T1">Seq2Seq_1</text:span></text:p>
            <text:p><text:span text:style-name="T1">(without teacher forcing)</text:span></text:p>
          </draw:text-box>
        </draw:frame>
        <draw:line draw:style-name="gr12" draw:text-style-name="P4" draw:layer="layout" svg:x1="16.324cm" svg:y1="20.677cm" svg:x2="16.324cm" svg:y2="24.233cm">
          <text:p/>
        </draw:line>
        <draw:line draw:style-name="gr12" draw:text-style-name="P4" draw:layer="layout" svg:x1="14.124cm" svg:y1="20.677cm" svg:x2="14.124cm" svg:y2="24.233cm">
          <text:p/>
        </draw:line>
        <draw:line draw:style-name="gr12" draw:text-style-name="P4" draw:layer="layout" svg:x1="9.124cm" svg:y1="20.55cm" svg:x2="9.124cm" svg:y2="24.106cm">
          <text:p/>
        </draw:line>
        <draw:frame draw:style-name="gr1" draw:text-style-name="P1" draw:layer="layout" svg:width="1.971cm" svg:height="0.962cm" svg:x="7.062cm" svg:y="24.957cm">
          <draw:text-box>
            <text:p>[t=-1]</text:p>
          </draw:text-box>
        </draw:frame>
        <draw:frame draw:style-name="gr1" draw:text-style-name="P1" draw:layer="layout" svg:width="1.971cm" svg:height="0.962cm" svg:x="4.862cm" svg:y="24.957cm">
          <draw:text-box>
            <text:p>[t=-2]</text:p>
          </draw:text-box>
        </draw:frame>
        <draw:frame draw:style-name="gr1" draw:text-style-name="P1" draw:layer="layout" svg:width="1.971cm" svg:height="0.962cm" svg:x="2.562cm" svg:y="24.957cm">
          <draw:text-box>
            <text:p>[t=-3]</text:p>
          </draw:text-box>
        </draw:frame>
        <draw:frame draw:style-name="gr1" draw:text-style-name="P1" draw:layer="layout" svg:width="1.971cm" svg:height="0.962cm" svg:x="0.462cm" svg:y="24.957cm">
          <draw:text-box>
            <text:p>[t=-4]</text:p>
          </draw:text-box>
        </draw:frame>
        <draw:custom-shape draw:style-name="gr2" draw:text-style-name="P2" draw:layer="layout" svg:width="1.524cm" svg:height="1.524cm" svg:x="0.594cm" svg:y="21.3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62cm" svg:height="0.508cm" svg:x="1.972cm" svg:y="21.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24cm" svg:height="1.524cm" svg:x="2.795cm" svg:y="2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62cm" svg:height="0.508cm" svg:x="4.173cm" svg:y="21.8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24cm" svg:height="1.524cm" svg:x="4.996cm" svg:y="21.3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62cm" svg:height="0.508cm" svg:x="6.374cm" svg:y="21.8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24cm" svg:height="1.524cm" svg:x="7.197cm" svg:y="21.3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671cm" svg:height="0.508cm" svg:x="8.575cm" svg:y="21.8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0.295cm" svg:y="2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62cm" svg:height="0.508cm" svg:x="11.673cm" svg:y="21.8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2.496cm" svg:y="21.3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62cm" svg:height="0.508cm" svg:x="13.874cm" svg:y="21.8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4.697cm" svg:y="21.3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62cm" svg:height="0.508cm" svg:x="16.075cm" svg:y="21.8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1.524cm" svg:height="1.524cm" svg:x="16.898cm" svg:y="21.3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.356cm" svg:y1="25.122cm" svg:x2="1.356cm" svg:y2="23.09cm">
          <text:p/>
        </draw:line>
        <draw:line draw:style-name="gr4" draw:text-style-name="P4" draw:layer="layout" svg:x1="3.556cm" svg:y1="25.149cm" svg:x2="3.556cm" svg:y2="23.117cm">
          <text:p/>
        </draw:line>
        <draw:line draw:style-name="gr4" draw:text-style-name="P4" draw:layer="layout" svg:x1="5.756cm" svg:y1="25.176cm" svg:x2="5.756cm" svg:y2="23.144cm">
          <text:p/>
        </draw:line>
        <draw:line draw:style-name="gr4" draw:text-style-name="P4" draw:layer="layout" svg:x1="7.956cm" svg:y1="25.203cm" svg:x2="7.956cm" svg:y2="23.171cm">
          <text:p/>
        </draw:line>
        <draw:line draw:style-name="gr4" draw:text-style-name="P4" draw:layer="layout" svg:x1="11.262cm" svg:y1="24.106cm" svg:x2="11.262cm" svg:y2="22.837cm">
          <text:p/>
        </draw:line>
        <draw:line draw:style-name="gr4" draw:text-style-name="P4" draw:layer="layout" svg:x1="11.156cm" svg:y1="21.257cm" svg:x2="11.156cm" svg:y2="19.225cm">
          <text:p/>
        </draw:line>
        <draw:line draw:style-name="gr12" draw:text-style-name="P4" draw:layer="layout" svg:x1="11.156cm" svg:y1="20.55cm" svg:x2="12.024cm" svg:y2="20.55cm">
          <text:p/>
        </draw:line>
        <draw:line draw:style-name="gr12" draw:text-style-name="P4" draw:layer="layout" svg:x1="9.128cm" svg:y1="24.114cm" svg:x2="11.287cm" svg:y2="24.114cm">
          <text:p/>
        </draw:line>
        <draw:line draw:style-name="gr4" draw:text-style-name="P4" draw:layer="layout" svg:x1="13.294cm" svg:y1="24.106cm" svg:x2="13.294cm" svg:y2="22.838cm">
          <text:p/>
        </draw:line>
        <draw:line draw:style-name="gr12" draw:text-style-name="P4" draw:layer="layout" svg:x1="15.456cm" svg:y1="20.677cm" svg:x2="16.324cm" svg:y2="20.677cm">
          <text:p/>
        </draw:line>
        <draw:line draw:style-name="gr12" draw:text-style-name="P4" draw:layer="layout" svg:x1="16.324cm" svg:y1="24.233cm" svg:x2="17.594cm" svg:y2="24.233cm">
          <text:p/>
        </draw:line>
        <draw:line draw:style-name="gr4" draw:text-style-name="P4" draw:layer="layout" svg:x1="17.594cm" svg:y1="24.26cm" svg:x2="17.594cm" svg:y2="22.992cm">
          <text:p/>
        </draw:line>
        <draw:line draw:style-name="gr4" draw:text-style-name="P4" draw:layer="layout" svg:x1="15.456cm" svg:y1="21.311cm" svg:x2="15.456cm" svg:y2="19.279cm">
          <text:p/>
        </draw:line>
        <draw:line draw:style-name="gr12" draw:text-style-name="P4" draw:layer="layout" svg:x1="13.256cm" svg:y1="20.677cm" svg:x2="14.124cm" svg:y2="20.677cm">
          <text:p/>
        </draw:line>
        <draw:line draw:style-name="gr12" draw:text-style-name="P4" draw:layer="layout" svg:x1="14.124cm" svg:y1="24.233cm" svg:x2="15.394cm" svg:y2="24.233cm">
          <text:p/>
        </draw:line>
        <draw:line draw:style-name="gr4" draw:text-style-name="P4" draw:layer="layout" svg:x1="15.394cm" svg:y1="24.26cm" svg:x2="15.394cm" svg:y2="22.992cm">
          <text:p/>
        </draw:line>
        <draw:line draw:style-name="gr4" draw:text-style-name="P4" draw:layer="layout" svg:x1="13.256cm" svg:y1="21.311cm" svg:x2="13.256cm" svg:y2="19.279cm">
          <text:p/>
        </draw:line>
        <draw:line draw:style-name="gr4" draw:text-style-name="P4" draw:layer="layout" svg:x1="17.556cm" svg:y1="21.338cm" svg:x2="17.556cm" svg:y2="19.306cm">
          <text:p/>
        </draw:line>
        <draw:frame draw:style-name="gr10" draw:text-style-name="P1" draw:layer="layout" svg:width="1.759cm" svg:height="0.962cm" svg:x="16.763cm" svg:y="18.357cm">
          <draw:text-box>
            <text:p>[t=3]</text:p>
          </draw:text-box>
        </draw:frame>
        <draw:frame draw:style-name="gr10" draw:text-style-name="P1" draw:layer="layout" svg:width="1.759cm" svg:height="0.962cm" svg:x="14.663cm" svg:y="18.357cm">
          <draw:text-box>
            <text:p>[t=2]</text:p>
          </draw:text-box>
        </draw:frame>
        <draw:frame draw:style-name="gr10" draw:text-style-name="P1" draw:layer="layout" svg:width="1.759cm" svg:height="0.962cm" svg:x="12.363cm" svg:y="18.357cm">
          <draw:text-box>
            <text:p>[t=1]</text:p>
          </draw:text-box>
        </draw:frame>
        <draw:frame draw:style-name="gr10" draw:text-style-name="P1" draw:layer="layout" svg:width="1.759cm" svg:height="0.962cm" svg:x="10.363cm" svg:y="18.357cm">
          <draw:text-box>
            <text:p>[t=0]</text:p>
          </draw:text-box>
        </draw:frame>
        <draw:frame draw:style-name="gr16" draw:text-style-name="P6" draw:layer="layout" svg:width="7.953cm" svg:height="1.673cm" svg:x="0.616cm" svg:y="17.572cm">
          <draw:text-box>
            <text:p><text:span text:style-name="T1">Seq2Seq_2</text:span></text:p>
            <text:p><text:span text:style-name="T1">(without teacher forcing)</text:span></text:p>
          </draw:text-box>
        </draw:frame>
        <draw:line draw:style-name="gr4" draw:text-style-name="P4" draw:layer="layout" svg:x1="7.856cm" svg:y1="21.284cm" svg:x2="7.856cm" svg:y2="19.252cm">
          <text:p/>
        </draw:line>
        <draw:line draw:style-name="gr12" draw:text-style-name="P4" draw:layer="layout" svg:x1="7.856cm" svg:y1="20.55cm" svg:x2="9.128cm" svg:y2="20.558cm">
          <text:p/>
        </draw:line>
        <draw:line draw:style-name="gr12" draw:text-style-name="P4" draw:layer="layout" svg:x1="12.024cm" svg:y1="20.577cm" svg:x2="12.024cm" svg:y2="24.133cm">
          <text:p/>
        </draw:line>
        <draw:line draw:style-name="gr12" draw:text-style-name="P4" draw:layer="layout" svg:x1="12.049cm" svg:y1="24.114cm" svg:x2="13.294cm" svg:y2="24.1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12:18:15.375546429</meta:creation-date>
    <dc:date>2018-01-24T12:23:25.193007060</dc:date>
    <meta:editing-duration>PT5M10S</meta:editing-duration>
    <meta:editing-cycles>1</meta:editing-cycles>
    <meta:document-statistic meta:object-count="125"/>
    <meta:generator>LibreOffice/5.1.6.2$Linux_X86_64 LibreOffice_project/10m0$Build-2</meta:generator>
  </office:meta>
</office:document-meta>
</file>